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400000003006B8B1A9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2cm, 0.85cm, 0.581cm, 2.87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999999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c5000b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999999"/>
    </style:style>
    <style:style style:name="T2" style:family="text">
      <style:text-properties fo:color="#c5000b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93cm" svg:height="12.822cm" svg:x="6.338cm" svg:y="4.536cm">
          <draw:image xlink:href="Pictures/1000000000000400000003006B8B1A9C.png" xlink:type="simple" xlink:show="embed" xlink:actuate="onLoad">
            <text:p/>
          </draw:image>
        </draw:frame>
        <draw:frame draw:style-name="gr2" draw:text-style-name="P2" draw:layer="layout" svg:width="1.212cm" svg:height="7.317cm" svg:x="21.989cm" svg:y="7.443cm">
          <draw:text-box>
            <text:p text:style-name="P2"><text:span text:style-name="T1">arXiv:1110.6926 [hep-ph]</text:span></text:p>
          </draw:text-box>
        </draw:frame>
        <draw:frame draw:style-name="gr3" draw:text-style-name="P4" draw:layer="layout" svg:width="4.613cm" svg:height="1.276cm" svg:x="13.869cm" svg:y="10.205cm">
          <draw:text-box>
            <text:p text:style-name="P3"><text:span text:style-name="T2">&lt; few TeV</text:span></text:p>
          </draw:text-box>
        </draw:frame>
        <draw:frame draw:style-name="gr3" draw:text-style-name="P4" draw:layer="layout" svg:width="6.581cm" svg:height="1.276cm" svg:x="13.87cm" svg:y="12.305cm">
          <draw:text-box>
            <text:p text:style-name="P3"><text:span text:style-name="T2">&lt; few 100 Ge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6-20T12:28:35</meta:creation-date>
    <dc:date>2013-06-20T12:36:43</dc:date>
    <meta:editing-duration>PT00H01M38S</meta:editing-duration>
    <meta:editing-cycles>1</meta:editing-cycles>
    <meta:document-statistic meta:object-count="4"/>
    <meta:generator>OpenOffice.org/3.1$Unix OpenOffice.org_project/310m19$Build-9420</meta:generator>
  </office:meta>
</office:document-meta>
</file>